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 draw:shadow="hidden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2.4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5.342cm"/>
    </style:style>
    <style:style style:name="gr4" style:family="graphic" style:parent-style-name="standard">
      <style:graphic-properties draw:stroke="none" svg:stroke-color="#000000" draw:fill="none" draw:fill-color="#ffffff" fo:min-height="4.068cm"/>
    </style:style>
    <style:style style:name="gr5" style:family="graphic" style:parent-style-name="standard">
      <style:graphic-properties draw:stroke="none" svg:stroke-color="#000000" draw:fill="none" draw:fill-color="#ffffff" fo:min-height="2.625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685cm" svg:height="7.873cm" svg:x="3.286cm" svg:y="9.636cm" svg:viewBox="0 0 11686 7874" svg:d="m3827 0c2170 0 3828 1672 3828 3862s-1658 3864-3828 3864-3827-1674-3827-3864 1657-3862 3827-3862zm-3827 0zm7656 7727zm269-7726c2131 0 3760 1704 3760 3935s-1629 3936-3760 3936-3761-1705-3761-3936 1629-3935 3761-3935zm-3761 0zm7522 7873z">
          <text:p/>
        </draw:path>
        <draw:frame draw:style-name="gr2" draw:text-style-name="P2" draw:layer="layout" svg:width="3.3cm" svg:height="1.505cm" svg:x="5.447cm" svg:y="8.258cm">
          <draw:text-box>
            <text:p text:style-name="P2"><text:span text:style-name="T1">Genome assembly</text:span></text:p>
          </draw:text-box>
        </draw:frame>
        <draw:frame draw:style-name="gr3" draw:text-style-name="P2" draw:layer="layout" svg:width="5.715cm" svg:height="1.505cm" svg:x="9.509cm" svg:y="8.131cm">
          <draw:text-box>
            <text:p text:style-name="P2"><text:span text:style-name="T1">Shortest Common Superstring</text:span></text:p>
          </draw:text-box>
        </draw:frame>
        <draw:frame draw:style-name="gr4" draw:text-style-name="P3" draw:layer="layout" svg:width="3.048cm" svg:height="4.318cm" svg:x="7.731cm" svg:y="11.414cm">
          <draw:text-box>
            <text:p text:style-name="P3"><text:span text:style-name="T2">Given a set of short strings, find a long string that (roughly speaking) contains them.</text:span></text:p>
          </draw:text-box>
        </draw:frame>
        <draw:frame draw:style-name="gr5" draw:text-style-name="P3" draw:layer="layout" svg:width="4.318cm" svg:height="2.875cm" svg:x="4.048cm" svg:y="14.635cm">
          <draw:text-box>
            <text:p text:style-name="P3"><text:span text:style-name="T2">Original genome may be longer than the shortest common superstring</text:span></text:p>
          </draw:text-box>
        </draw:frame>
        <draw:frame draw:style-name="gr6" draw:text-style-name="P3" draw:layer="layout" svg:width="3.81cm" svg:height="1.266cm" svg:x="3.667cm" svg:y="13.831cm">
          <draw:text-box>
            <text:p text:style-name="P3"><text:span text:style-name="T2">Double-stranded</text:span></text:p>
          </draw:text-box>
        </draw:frame>
        <draw:frame draw:style-name="gr6" draw:text-style-name="P3" draw:layer="layout" svg:width="3.81cm" svg:height="1.266cm" svg:x="10.271cm" svg:y="10.271cm">
          <draw:text-box>
            <text:p text:style-name="P3"><text:span text:style-name="T2">Substrings are exact</text:span></text:p>
          </draw:text-box>
        </draw:frame>
        <draw:frame draw:style-name="gr6" draw:text-style-name="P3" draw:layer="layout" svg:width="3.81cm" svg:height="1.266cm" svg:x="4.81cm" svg:y="10.271cm">
          <draw:text-box>
            <text:p text:style-name="P3"><text:span text:style-name="T2">Substrings may contain errors</text:span></text:p>
          </draw:text-box>
        </draw:frame>
        <draw:frame draw:style-name="gr6" draw:text-style-name="P3" draw:layer="layout" svg:width="3.81cm" svg:height="1.266cm" svg:x="11.287cm" svg:y="11.799cm">
          <draw:text-box>
            <text:p text:style-name="P3"><text:span text:style-name="T2">NP-complete</text:span></text:p>
          </draw:text-box>
        </draw:frame>
        <draw:frame draw:style-name="gr6" draw:text-style-name="P3" draw:layer="layout" svg:width="3.81cm" svg:height="1.266cm" svg:x="11.414cm" svg:y="13.319cm">
          <draw:text-box>
            <text:p text:style-name="P3"><text:span text:style-name="T2">Single-stranded</text:span></text:p>
          </draw:text-box>
        </draw:frame>
        <draw:frame draw:style-name="gr6" draw:text-style-name="P3" draw:layer="layout" svg:width="3.937cm" svg:height="1.673cm" svg:x="10.652cm" svg:y="14.97cm">
          <draw:text-box>
            <text:p text:style-name="P3"><text:span text:style-name="T2">Superstring must be minimum length</text:span></text:p>
          </draw:text-box>
        </draw:frame>
        <draw:frame draw:style-name="gr6" draw:text-style-name="P3" draw:layer="layout" svg:width="4.191cm" svg:height="1.673cm" svg:x="3.794cm" svg:y="11.795cm">
          <draw:text-box>
            <text:p text:style-name="P3"><text:span text:style-name="T2">Some models proven to be NP-comple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7T10:49:07</meta:creation-date>
    <dc:date>2012-11-27T11:05:04</dc:date>
    <meta:editing-duration>PT16S</meta:editing-duration>
    <meta:editing-cycles>1</meta:editing-cycles>
    <meta:document-statistic meta:object-count="12"/>
    <meta:generator>LibreOffice/3.6$Linux_X86_64 LibreOffice_project/360m1$Build-2</meta:generator>
  </office:meta>
</office:document-meta>
</file>